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uente atk 500 (preguntar muchacho de redes),<text:s/>regulador lineal <text:s/>ok</text:p>
      <text:p text:style-name="Standard">Envios exur principio de la que viene esta acá (multiplexor).</text:p>
      <text:p text:style-name="Standard">Preguntar Mauricio si suelda.</text:p>
      <text:p text:style-name="Standard"/>
      <text:p text:style-name="Standard">Hallar transferencia del<text:s/>filtro usando aparator NICOLAS</text:p>
      <text:p text:style-name="Standard">Ajustar modelo eléctrico equivalente a datos. Análisis analítico.</text:p>
      <text:p text:style-name="Standard">Ajustar de a tramos (CUANTO antes)</text:p>
      <text:p text:style-name="Standard"/>
      <text:p text:style-name="Standard">Calibración: pasar por cero.</text:p>
      <text:p text:style-name="Standard"/>
      <text:p text:style-name="Standard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nryGuzman</dc:creator>
    <meta:creation-date>2017-10-03T10:42:00Z</meta:creation-date>
    <dc:date>2017-10-03T18:01:00Z</dc:date>
    <meta:template xlink:href="Normal" xlink:type="simple"/>
    <meta:editing-cycles>3</meta:editing-cycles>
    <meta:editing-duration>PT1500S</meta:editing-duration>
    <meta:document-statistic meta:page-count="1" meta:paragraph-count="1" meta:word-count="54" meta:character-count="352" meta:row-count="2" meta:non-whitespace-character-count="299"/>
  </office:meta>
</office:document-meta>
</file>